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4pt" officeooo:rsid="0017398e" officeooo:paragraph-rsid="0017398e" style:font-size-asian="14pt" style:font-size-complex="14pt"/>
    </style:style>
    <style:style style:name="P2" style:family="paragraph" style:parent-style-name="Preformatted_20_Text">
      <style:text-properties fo:font-size="14pt" fo:font-style="italic" fo:font-weight="bold" officeooo:rsid="0017398e" officeooo:paragraph-rsid="0017398e" style:font-size-asian="14pt" style:font-style-asian="italic" style:font-weight-asian="bold" style:font-size-complex="14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lote Salad</text:p>
      <text:p text:style-name="P1"/>
      <text:p text:style-name="P1">INGREDIENTS</text:p>
      <text:p text:style-name="P1"/>
      <text:p text:style-name="P1">6 ears corn, kernels stripped</text:p>
      <text:p text:style-name="P1">(aka a sack of corn)</text:p>
      <text:p text:style-name="P1"/>
      <text:p text:style-name="P1">1/2 c. mayonnaise</text:p>
      <text:p text:style-name="P1">1/4 c. cotija cheese or feta, plus more for garnish</text:p>
      <text:p text:style-name="P1">Juice of 2 limes</text:p>
      <text:p text:style-name="P1">2 tbsp. chopped fresh cilantro, plus more for garnish</text:p>
      <text:p text:style-name="P1">1 tbsp. chili powder, plus more for garnish</text:p>
      <text:p text:style-name="P1">kosher salt</text:p>
      <text:p text:style-name="P1"/>
      <text:p text:style-name="P1"/>
      <text:p text:style-name="P1">DIRECTIONS</text:p>
      <text:p text:style-name="P1"/>
      <text:p text:style-name="P1">In a serving bowl, toss corn with mayo, cotija, lime juice, cilantro, and chili powder. Season generously with salt.</text:p>
      <text:p text:style-name="P1"/>
      <text:p text:style-name="P1">Top with more cotija, cilantro, and a sprinkle of chile pow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8T04:19:40.117074418</dc:date>
    <meta:editing-duration>PT1M32S</meta:editing-duration>
    <meta:editing-cycles>2</meta:editing-cycles>
    <meta:generator>LibreOffice/5.2.2.2$Linux_X86_64 LibreOffice_project/20m0$Build-2</meta:generator>
    <meta:document-statistic meta:table-count="0" meta:image-count="0" meta:object-count="0" meta:page-count="1" meta:paragraph-count="13" meta:word-count="80" meta:character-count="451" meta:non-whitespace-character-count="384"/>
  </office:meta>
</office:document-meta>
</file>